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129cm" svg:height="11.811cm" svg:x="2.905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129cm" svg:height="0.508cm" svg:x="2.905cm" svg:y="4.81cm">
          <text:p text:style-name="P2"><text:span text:style-name="T1">File Men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91cm" svg:height="11.303cm" svg:x="2.905cm" svg:y="5.318cm">
          <text:p text:style-name="P1"><text:span text:style-name="T1">Track</text:span></text:p>
          <text:p text:style-name="P1"><text:span text:style-name="T1">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938cm" svg:height="0.635cm" svg:x="7.096cm" svg:y="5.318cm">
          <text:p text:style-name="P2"><text:span text:style-name="T1">Timeli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938cm" svg:height="10.668cm" svg:x="7.096cm" svg:y="5.953cm">
          <text:p text:style-name="P1"><text:span text:style-name="T1">Track</text:span></text:p>
          <text:p text:style-name="P1"><text:span text:style-name="T1">Arrangement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6.129cm" svg:height="11.811cm" svg:x="2.907cm" svg:y="4.8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129cm" svg:height="0.508cm" svg:x="2.907cm" svg:y="4.812cm">
          <text:p text:style-name="P2"><text:span text:style-name="T1">File Men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91cm" svg:height="6.86cm" svg:x="2.907cm" svg:y="9.763cm">
          <text:p text:style-name="P1"><text:span text:style-name="T1">Track</text:span></text:p>
          <text:p text:style-name="P1"><text:span text:style-name="T1">Head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94cm" svg:height="0.635cm" svg:x="7.096cm" svg:y="5.32cm">
          <text:p text:style-name="P2"><text:span text:style-name="T1">Timeli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938cm" svg:height="6.86cm" svg:x="7.098cm" svg:y="9.763cm">
          <text:p text:style-name="P1"><text:span text:style-name="T1">Track</text:span></text:p>
          <text:p text:style-name="P1"><text:span text:style-name="T1">Preview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938cm" svg:height="3.81cm" svg:x="7.096cm" svg:y="5.953cm">
          <text:p text:style-name="P1"><text:span text:style-name="T1">Current</text:span></text:p>
          <text:p text:style-name="P1"><text:span text:style-name="T1">Track</text:span></text:p>
          <text:p text:style-name="P1"><text:span text:style-name="T1">Edi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91cm" svg:height="4.445cm" svg:x="2.905cm" svg:y="5.318cm">
          <text:p text:style-name="P1"><text:span text:style-name="T1">Current</text:span></text:p>
          <text:p text:style-name="P1"><text:span text:style-name="T1">Track</text:span></text:p>
          <text:p text:style-name="P1"><text:span text:style-name="T1">Detail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2T13:47:16.792274701</meta:creation-date>
    <dc:date>2014-05-22T14:41:04.536394752</dc:date>
    <meta:editing-duration>PT42M18S</meta:editing-duration>
    <meta:editing-cycles>2</meta:editing-cycles>
    <meta:generator>LibreOffice/4.2.4.2$Linux_X86_64 LibreOffice_project/420m0$Build-2</meta:generator>
    <meta:document-statistic meta:object-count="12"/>
  </office:meta>
</office:document-meta>
</file>